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26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5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5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>
      <style:graphic-properties draw:fill="none" draw:stroke="solid" svg:stroke-width="0.00694in" svg:stroke-color="#0070c0" svg:stroke-opacity="100%" draw:stroke-linejoin="miter" svg:stroke-linecap="butt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5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5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5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4" style:parent-style-name="Graphics">
      <style:graphic-properties draw:fill="none" fo:clip="rect(0in, 0.21192in, -0.00055in, 0.12637in)" draw:stroke="non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39">
      <style:paragraph-properties fo:line-height="105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5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5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5in"/>
        <style:text-properties fo:color="#fa248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a2481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a2481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a2481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a2481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a2481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a2481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a2481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a2481"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color="#fa248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a2481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a2481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a2481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a2481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a2481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a2481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a2481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a2481"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25in"/>
        <style:text-properties fo:color="#fa248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a2481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a2481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a2481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a2481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a2481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a2481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a2481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a2481"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color="#fa248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a2481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a2481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a2481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a2481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a2481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a2481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a2481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a2481"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color="#fa248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a2481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a2481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a2481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a2481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a2481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a2481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a2481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a2481"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color="#fa248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a2481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a2481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a2481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a2481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a2481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a2481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a2481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a2481"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color="#fa248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a2481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a2481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a2481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a2481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a2481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a2481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a2481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a2481"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color="#fa248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a2481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a2481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a2481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a2481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a2481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a2481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a2481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a2481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23" draw:master-page-name="Master1-Layout1-title-Title-Slide" presentation:presentation-page-layout-name="Master1-PPL1" draw:id="Slide-256">
        <draw:custom-shape svg:x="0in" svg:y="0in" svg:width="13.33333in" svg:height="6.67708in" draw:id="id75" draw:style-name="a427" draw:name="Freeform: Shape 145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type="non-primitive" svg:viewBox="0 0 12192000 6105524" draw:enhanced-path="M 0 0 L 12192000 0 12192000 6105524 11435080 6105524 11435080 771523 767080 771523 767080 6105524 0 6105524 Z N" draw:text-areas="?f22 ?f24 ?f23 ?f25" draw:glue-points="?f15 ?f16 ?f17 ?f16 ?f17 ?f18 ?f19 ?f18 ?f19 ?f20 ?f21 ?f20 ?f21 ?f18 ?f15 ?f18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192000"/>
            <draw:equation draw:name="f7" draw:formula="?f4 / 6105524"/>
            <draw:equation draw:name="f8" draw:formula="0 * ?f5 / 12192000"/>
            <draw:equation draw:name="f9" draw:formula="0 * ?f4 / 6105524"/>
            <draw:equation draw:name="f10" draw:formula="12192000 * ?f5 / 12192000"/>
            <draw:equation draw:name="f11" draw:formula="6105524 * ?f4 / 6105524"/>
            <draw:equation draw:name="f12" draw:formula="11435080 * ?f5 / 12192000"/>
            <draw:equation draw:name="f13" draw:formula="771523 * ?f4 / 6105524"/>
            <draw:equation draw:name="f14" draw:formula="767080 * ?f5 / 1219200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svg:x="0in" svg:y="0in" svg:width="13.33333in" svg:height="7.5in" draw:id="id76" draw:style-name="a430" draw:name="Rectangle 147">
          <svg:title/>
          <svg:desc/>
          <text:p text:style-name="a429" text:class-names="" text:cond-style-name=""><text:span text:style-name="a4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presentation:style-name="a433" draw:name="Titel 1" svg:x="6.74045in" svg:y="0.82639in" svg:width="5.75955in" svg:height="1.47104in" presentation:class="title" presentation:placeholder="false">
          <draw:text-box>
            <text:p text:style-name="a432" text:class-names="" text:cond-style-name=""><text:span text:style-name="a431" text:class-names="">Chessinator</text:span></text:p>
          </draw:text-box>
          <svg:title/>
          <svg:desc/>
        </draw:frame>
        <draw:frame draw:id="id78" draw:style-name="a434" draw:name="Afbeelding 8" svg:x="0.82768in" svg:y="1.14387in" svg:width="5.08509in" svg:height="5.21226in" style:rel-width="scale" style:rel-height="scale">
          <draw:image xlink:href="media/image1.png" xlink:type="simple" xlink:show="embed" xlink:actuate="onLoad"/>
          <svg:title/>
          <svg:desc/>
        </draw:frame>
        <draw:frame draw:id="id79" presentation:style-name="a477" draw:name="Ondertitel 2" svg:x="6.74045in" svg:y="2.41466in" svg:width="5.75955in" svg:height="4.24867in" presentation:class="subtitle" presentation:placeholder="false">
          <draw:text-box>
            <text:list text:style-name="a440">
              <text:list-item>
                <text:p text:style-name="a439" text:class-names="" text:cond-style-name=""><text:span text:style-name="a435" text:class-names="">Schaaktornooien</text:span><text:span text:style-name="a436" text:class-names=""><text:s text:c="1"/></text:span><text:span text:style-name="a437" text:class-names="">organiseren</text:span><text:span text:style-name="a438" text:class-names=""/></text:p>
              </text:list-item>
            </text:list>
            <text:list text:style-name="a452">
              <text:list-item>
                <text:p text:style-name="a451" text:class-names="" text:cond-style-name=""><text:span text:style-name="a441" text:class-names="">Gebruikersinformatie</text:span><text:span text:style-name="a442" text:class-names=""><text:s text:c="1"/></text:span><text:span text:style-name="a443" text:class-names="">ophalen</text:span><text:span text:style-name="a444" text:class-names=""><text:s text:c="1"/></text:span><text:span text:style-name="a445" text:class-names="">ui</text:span><text:span text:style-name="a446" text:class-names="">t</text:span><text:span text:style-name="a447" text:class-names=""><text:s text:c="1"/></text:span><text:span text:style-name="a448" text:class-names="">Lichess</text:span><text:span text:style-name="a449" text:class-names=""><text:s text:c="1"/>API<text:s text:c="1"/></text:span><text:span text:style-name="a450" text:class-names=""/></text:p>
              </text:list-item>
            </text:list>
            <text:list text:style-name="a458">
              <text:list-item>
                <text:p text:style-name="a457" text:class-names="" text:cond-style-name=""><text:span text:style-name="a453" text:class-names="">Gebruikersinformatie</text:span><text:span text:style-name="a454" text:class-names=""><text:s text:c="1"/></text:span><text:span text:style-name="a455" text:class-names="">vergelijken</text:span><text:span text:style-name="a456" text:class-names=""/></text:p>
              </text:list-item>
            </text:list>
            <text:list text:style-name="a462">
              <text:list-item>
                <text:p text:style-name="a461" text:class-names="" text:cond-style-name=""><text:span text:style-name="a459" text:class-names="">Rankingsysteem</text:span><text:span text:style-name="a460" text:class-names=""/></text:p>
              </text:list-item>
            </text:list>
            <text:list text:style-name="a467">
              <text:list-item>
                <text:p text:style-name="a466" text:class-names="" text:cond-style-name=""><text:span text:style-name="a463" text:class-names="">Administrator<text:s text:c="1"/></text:span><text:span text:style-name="a464" text:class-names="">beheer</text:span><text:span text:style-name="a465" text:class-names=""/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/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  <draw:connector draw:type="line" svg:x1="12.40582in" svg:y1="6.66552in" svg:x2="0.83333in" svg:y2="6.65177in" draw:id="id80" draw:style-name="a478" draw:name="Rechte verbindingslijn 513">
          <svg:title/>
          <svg:desc/>
        </draw:connector>
        <draw:frame draw:id="id81" draw:style-name="a482" draw:name="Tekstvak 576" svg:x="0.8776in" svg:y="6.89523in" svg:width="11.57814in" svg:height="0.40391in">
          <draw:text-box>
            <text:p text:style-name="a481" text:class-names="" text:cond-style-name=""><text:span text:style-name="a479" text:class-names="">Siem Lucassen – S2 DB01</text:span><text:span text:style-name="a48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in" svg:y="1.66in" svg:width="10in" svg:height="3.06in"/>
      <presentation:placeholder presentation:object="subtitle" svg:x="1.66in" svg:y="5in" svg:width="10in" svg:height="1.67in"/>
      <presentation:placeholder presentation:object="date-time" svg:x="9.63in" svg:y="7in" svg:width="2.04in" svg:height="0.39931in"/>
      <presentation:placeholder presentation:object="footer" svg:x="0.83in" svg:y="7in" svg:width="6.67in" svg:height="0.39931in"/>
      <presentation:placeholder presentation:object="page-number" svg:x="11.92in" svg:y="7in" svg:width="0.58in" svg:height="0.39931in"/>
    </style:presentation-page-layout>
    <style:presentation-page-layout style:name="Master1-PPL2" style:display-name="Title and Content">
      <presentation:placeholder presentation:object="title" svg:x="1.66in" svg:y="1.66in" svg:width="10in" svg:height="1.47in"/>
      <presentation:placeholder presentation:object="object" svg:x="1.66in" svg:y="3.25in" svg:width="10in" svg:height="3.42in"/>
      <presentation:placeholder presentation:object="date-time" svg:x="9.63in" svg:y="7in" svg:width="2.04in" svg:height="0.39931in"/>
      <presentation:placeholder presentation:object="footer" svg:x="0.83in" svg:y="7in" svg:width="6.67in" svg:height="0.39931in"/>
      <presentation:placeholder presentation:object="page-number" svg:x="11.92in" svg:y="7in" svg:width="0.58in" svg:height="0.39931in"/>
    </style:presentation-page-layout>
    <style:presentation-page-layout style:name="Master1-PPL3" style:display-name="Section Header">
      <presentation:placeholder presentation:object="title" svg:x="1.66in" svg:y="1.66in" svg:width="10in" svg:height="3.11979in"/>
      <presentation:placeholder presentation:object="outline" svg:x="1.66in" svg:y="5in" svg:width="10in" svg:height="1.64062in"/>
      <presentation:placeholder presentation:object="date-time" svg:x="9.63in" svg:y="7in" svg:width="2.04in" svg:height="0.39931in"/>
      <presentation:placeholder presentation:object="footer" svg:x="0.83in" svg:y="7in" svg:width="6.67in" svg:height="0.39931in"/>
      <presentation:placeholder presentation:object="page-number" svg:x="11.92in" svg:y="7in" svg:width="0.58in" svg:height="0.39931in"/>
    </style:presentation-page-layout>
    <style:presentation-page-layout style:name="Master1-PPL4" style:display-name="Two Content">
      <presentation:placeholder presentation:object="title" svg:x="1.66in" svg:y="1.66in" svg:width="10in" svg:height="1.47in"/>
      <presentation:placeholder presentation:object="object" svg:x="1.66in" svg:y="3.26in" svg:width="4.74in" svg:height="3.41in"/>
      <presentation:placeholder presentation:object="object" svg:x="6.93in" svg:y="3.26in" svg:width="4.74in" svg:height="3.41in"/>
      <presentation:placeholder presentation:object="date-time" svg:x="9.63in" svg:y="7in" svg:width="2.04in" svg:height="0.39931in"/>
      <presentation:placeholder presentation:object="footer" svg:x="0.83in" svg:y="7in" svg:width="6.67in" svg:height="0.39931in"/>
      <presentation:placeholder presentation:object="page-number" svg:x="11.92in" svg:y="7in" svg:width="0.58in" svg:height="0.39931in"/>
    </style:presentation-page-layout>
    <style:presentation-page-layout style:name="Master1-PPL5" style:display-name="Comparison">
      <presentation:placeholder presentation:object="outline" svg:x="1.66in" svg:y="3.22in" svg:width="4.74in" svg:height="0.66276in"/>
      <presentation:placeholder presentation:object="object" svg:x="1.66in" svg:y="3.98621in" svg:width="4.74in" svg:height="2.67896in"/>
      <presentation:placeholder presentation:object="outline" svg:x="6.93in" svg:y="3.22in" svg:width="4.74in" svg:height="0.66276in"/>
      <presentation:placeholder presentation:object="object" svg:x="6.93in" svg:y="3.98621in" svg:width="4.74in" svg:height="2.67896in"/>
      <presentation:placeholder presentation:object="date-time" svg:x="9.63in" svg:y="7in" svg:width="2.04in" svg:height="0.39931in"/>
      <presentation:placeholder presentation:object="footer" svg:x="0.83in" svg:y="7in" svg:width="6.67in" svg:height="0.39931in"/>
      <presentation:placeholder presentation:object="page-number" svg:x="11.92in" svg:y="7in" svg:width="0.58in" svg:height="0.39931in"/>
      <presentation:placeholder presentation:object="title" svg:x="1.66in" svg:y="1.66in" svg:width="10in" svg:height="1.47in"/>
    </style:presentation-page-layout>
    <style:presentation-page-layout style:name="Master1-PPL6" style:display-name="Title Only">
      <presentation:placeholder presentation:object="title" svg:x="1.66in" svg:y="1.66in" svg:width="10in" svg:height="1.47in"/>
      <presentation:placeholder presentation:object="date-time" svg:x="9.63in" svg:y="7in" svg:width="2.04in" svg:height="0.39931in"/>
      <presentation:placeholder presentation:object="footer" svg:x="0.83in" svg:y="7in" svg:width="6.67in" svg:height="0.39931in"/>
      <presentation:placeholder presentation:object="page-number" svg:x="11.92in" svg:y="7in" svg:width="0.58in" svg:height="0.39931in"/>
    </style:presentation-page-layout>
    <style:presentation-page-layout style:name="Master1-PPL7" style:display-name="Blank">
      <presentation:placeholder presentation:object="date-time" svg:x="9.63in" svg:y="7in" svg:width="2.04in" svg:height="0.39931in"/>
      <presentation:placeholder presentation:object="footer" svg:x="0.83in" svg:y="7in" svg:width="6.67in" svg:height="0.39931in"/>
      <presentation:placeholder presentation:object="page-number" svg:x="11.92in" svg:y="7in" svg:width="0.58in" svg:height="0.39931in"/>
    </style:presentation-page-layout>
    <style:presentation-page-layout style:name="Master1-PPL8" style:display-name="Content with Caption">
      <presentation:placeholder presentation:object="title" svg:x="1.66in" svg:y="1.66in" svg:width="3.44in" svg:height="1.96in"/>
      <presentation:placeholder presentation:object="object" svg:x="5.83in" svg:y="1.66in" svg:width="5.83in" svg:height="5.01in"/>
      <presentation:placeholder presentation:object="outline" svg:x="1.66in" svg:y="3.81in" svg:width="3.44in" svg:height="2.86in"/>
      <presentation:placeholder presentation:object="date-time" svg:x="9.63in" svg:y="7in" svg:width="2.04in" svg:height="0.39931in"/>
      <presentation:placeholder presentation:object="footer" svg:x="0.83in" svg:y="7in" svg:width="6.67in" svg:height="0.39931in"/>
      <presentation:placeholder presentation:object="page-number" svg:x="11.92in" svg:y="7in" svg:width="0.58in" svg:height="0.39931in"/>
    </style:presentation-page-layout>
    <style:presentation-page-layout style:name="Master1-PPL9" style:display-name="Picture with Caption">
      <presentation:placeholder presentation:object="title" svg:x="1.66in" svg:y="1.66in" svg:width="3.44in" svg:height="1.96in"/>
      <presentation:placeholder presentation:object="graphic" svg:x="5.85in" svg:y="0.83556in" svg:width="6.66in" svg:height="5.83in"/>
      <presentation:placeholder presentation:object="outline" svg:x="1.66in" svg:y="3.81in" svg:width="3.44in" svg:height="2.86in"/>
      <presentation:placeholder presentation:object="date-time" svg:x="9.63in" svg:y="7in" svg:width="2.04in" svg:height="0.39931in"/>
      <presentation:placeholder presentation:object="footer" svg:x="0.83in" svg:y="7in" svg:width="6.67in" svg:height="0.39931in"/>
      <presentation:placeholder presentation:object="page-number" svg:x="11.92in" svg:y="7in" svg:width="0.58in" svg:height="0.39931in"/>
    </style:presentation-page-layout>
    <style:presentation-page-layout style:name="Master1-PPL10" style:display-name="Title and Vertical Text">
      <presentation:placeholder presentation:object="title" svg:x="1.66in" svg:y="1.66in" svg:width="10in" svg:height="1.47in"/>
      <presentation:placeholder presentation:object="outline" svg:x="1.66in" svg:y="3.25in" svg:width="10in" svg:height="3.42in"/>
      <presentation:placeholder presentation:object="date-time" svg:x="9.63in" svg:y="7in" svg:width="2.04in" svg:height="0.39931in"/>
      <presentation:placeholder presentation:object="footer" svg:x="0.83in" svg:y="7in" svg:width="6.67in" svg:height="0.39931in"/>
      <presentation:placeholder presentation:object="page-number" svg:x="11.92in" svg:y="7in" svg:width="0.58in" svg:height="0.39931in"/>
    </style:presentation-page-layout>
    <style:presentation-page-layout style:name="Master1-PPL11" style:display-name="Vertical Title and Text">
      <presentation:placeholder presentation:object="title" svg:x="9.24138in" svg:y="1.66in" svg:width="2.42862in" svg:height="4.97243in"/>
      <presentation:placeholder presentation:object="outline" svg:x="1.66in" svg:y="1.66in" svg:width="7.1769in" svg:height="4.97243in"/>
      <presentation:placeholder presentation:object="date-time" svg:x="9.63in" svg:y="7in" svg:width="2.04in" svg:height="0.39931in"/>
      <presentation:placeholder presentation:object="footer" svg:x="0.83in" svg:y="7in" svg:width="6.67in" svg:height="0.39931in"/>
      <presentation:placeholder presentation:object="page-number" svg:x="11.92in" svg:y="7in" svg:width="0.58in" svg:height="0.39931in"/>
    </style:presentation-page-layout>
    <style:style style:family="graphic" style:name="Graphics"/>
    <style:default-style style:family="graphic">
      <style:graphic-properties draw:fill="solid" draw:fill-color="#42b3bd" draw:opacity="100%" draw:stroke="solid" svg:stroke-width="0.01389in" svg:stroke-color="#2e838a" svg:stroke-opacity="100%" draw:stroke-linejoin="miter" svg:stroke-linecap="butt"/>
    </style:default-style>
    <draw:gradient draw:name="a350" draw:style="linear" draw:angle="3300" draw:start-color="#fa2481" draw:end-color="#f58505" draw:start-intensity="100%" draw:end-intensity="100%"/>
    <draw:gradient draw:name="a279" draw:style="linear" draw:angle="3300" draw:start-color="#fa2481" draw:end-color="#f58505" draw:start-intensity="100%" draw:end-intensity="100%"/>
    <draw:gradient draw:name="a41" draw:style="linear" draw:angle="3300" draw:start-color="#fa2481" draw:end-color="#f58505" draw:start-intensity="100%" draw:end-intensity="100%"/>
    <draw:gradient draw:name="a36" draw:style="linear" draw:angle="3300" draw:start-color="#fa2481" draw:end-color="#f58505" draw:start-intensity="100%" draw:end-intensity="100%"/>
    <draw:gradient draw:name="a102" draw:style="linear" draw:angle="3300" draw:start-color="#fa2481" draw:end-color="#f58505" draw:start-intensity="100%" draw:end-intensity="100%"/>
    <draw:gradient draw:name="a426" draw:style="linear" draw:angle="3300" draw:start-color="#fa2481" draw:end-color="#f58505" draw:start-intensity="100%" draw:end-intensity="100%"/>
    <draw:gradient draw:name="a242" draw:style="linear" draw:angle="3300" draw:start-color="#fa2481" draw:end-color="#f58505" draw:start-intensity="100%" draw:end-intensity="100%"/>
    <draw:gradient draw:name="a179" draw:style="linear" draw:angle="3300" draw:start-color="#fa2481" draw:end-color="#f58505" draw:start-intensity="100%" draw:end-intensity="100%"/>
    <draw:gradient draw:name="a321" draw:style="linear" draw:angle="3300" draw:start-color="#fa2481" draw:end-color="#f58505" draw:start-intensity="100%" draw:end-intensity="100%"/>
    <draw:gradient draw:name="a262" draw:style="linear" draw:angle="3300" draw:start-color="#fa2481" draw:end-color="#f58505" draw:start-intensity="100%" draw:end-intensity="100%"/>
    <draw:gradient draw:name="a66" draw:style="linear" draw:angle="3300" draw:start-color="#fa2481" draw:end-color="#f58505" draw:start-intensity="100%" draw:end-intensity="100%"/>
    <draw:gradient draw:name="a388" draw:style="linear" draw:angle="3300" draw:start-color="#fa2481" draw:end-color="#f58505" draw:start-intensity="100%" draw:end-intensity="100%"/>
    <draw:gradient draw:name="a127" draw:style="linear" draw:angle="3300" draw:start-color="#fa2481" draw:end-color="#f58505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79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">
      <style:paragraph-properties fo:line-height="105%" fo:text-align="left" style:tab-stop-distance="1in" fo:margin-left="0.4in" fo:margin-right="0in" fo:text-indent="-0.4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5%" fo:text-align="left" style:tab-stop-distance="1in" fo:margin-left="0.4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5%" fo:text-align="left" style:tab-stop-distance="1in" fo:margin-left="0.4in" fo:margin-right="0in" fo:text-indent="-0.4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5%" fo:text-align="left" style:tab-stop-distance="1in" fo:margin-left="0.7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50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5%" fo:text-align="left" style:tab-stop-distance="1in" fo:margin-left="0.7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9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0">
      <style:paragraph-properties fo:line-height="105%" fo:text-align="left" style:tab-stop-distance="1in" fo:margin-left="0.4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5%" fo:text-align="left" style:tab-stop-distance="1in" fo:margin-left="0.4in" fo:margin-right="0in" fo:text-indent="-0.4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5%" fo:text-align="left" style:tab-stop-distance="1in" fo:margin-left="0.97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5%" fo:text-align="left" style:tab-stop-distance="1in" fo:margin-left="0.7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5%" fo:text-align="left" style:tab-stop-distance="1in" fo:margin-left="0.7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5%" fo:text-align="left" style:tab-stop-distance="1in" fo:margin-left="0.4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5%" fo:text-align="left" style:tab-stop-distance="1in" fo:margin-left="0.7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5%" fo:text-align="left" style:tab-stop-distance="1in" fo:margin-left="0.97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5%" fo:text-align="left" style:tab-stop-distance="1in" fo:margin-left="0.7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5%" fo:text-align="left" style:tab-stop-distance="1in" fo:margin-left="0.97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5%" fo:text-align="left" style:tab-stop-distance="1in" fo:margin-left="0.7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5%" fo:text-align="left" style:tab-stop-distance="1in" fo:margin-left="0.7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5%" fo:text-align="left" style:tab-stop-distance="1in" fo:margin-left="0.97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5%" fo:text-align="left" style:tab-stop-distance="1in" fo:margin-left="0.7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42" draw:stroke="none" draw:auto-grow-width="false" draw:auto-grow-height="false"/>
      <style:paragraph-properties style:font-independent-line-spacing="true" style:writing-mode="lr-tb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8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5%" fo:text-align="left" style:tab-stop-distance="1in" fo:margin-left="0.7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5%" fo:text-align="left" style:tab-stop-distance="1in" fo:margin-left="0.97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2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83333in" style:font-size-asian="0.83333in" style:font-size-complex="0.83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83333in" style:font-size-asian="0.83333in" style:font-size-complex="0.83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5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5%" fo:text-align="left" style:tab-stop-distance="1in" fo:margin-left="0.4in" fo:margin-right="0in" fo:text-indent="-0.4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5%" fo:text-align="left" style:tab-stop-distance="1in" fo:margin-left="0.4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6" draw:stroke="none" draw:auto-grow-width="false" draw:auto-grow-height="false"/>
      <style:paragraph-properties style:font-independent-line-spacing="true" style:writing-mode="lr-tb"/>
    </style:style>
    <style:style style:family="drawing-page" style:name="a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62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1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83333in" style:font-size-asian="0.83333in" style:font-size-complex="0.83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7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83333in" style:font-size-asian="0.83333in" style:font-size-complex="0.83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9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5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">
      <style:paragraph-properties fo:line-height="9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5%" fo:text-align="left" style:tab-stop-distance="1in" fo:margin-left="0.4in" fo:margin-right="0in" fo:text-indent="-0.4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5%" fo:text-align="left" style:tab-stop-distance="1in" fo:margin-left="0.4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5%" fo:text-align="left" style:tab-stop-distance="1in" fo:margin-left="0.7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8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79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5%" fo:text-align="left" style:tab-stop-distance="1in" fo:margin-left="0.4in" fo:margin-right="0in" fo:text-indent="-0.4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">
      <style:paragraph-properties fo:line-height="105%" fo:text-align="left" style:tab-stop-distance="1in" fo:margin-left="0.7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5%" fo:text-align="left" style:tab-stop-distance="1in" fo:margin-left="0.4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3">
      <style:paragraph-properties fo:line-height="105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5%" fo:text-align="left" style:tab-stop-distance="1in" fo:margin-left="0.97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5%" fo:text-align="left" style:tab-stop-distance="1in" fo:margin-left="0.4in" fo:margin-right="0in" fo:text-indent="-0.4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6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5%" fo:text-align="left" style:tab-stop-distance="1in" fo:margin-left="0.7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5%" fo:text-align="left" style:tab-stop-distance="1in" fo:margin-left="0.7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5%" fo:text-align="left" style:tab-stop-distance="1in" fo:margin-left="0.4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5%" fo:text-align="left" style:tab-stop-distance="1in" fo:margin-left="0.97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">
      <style:paragraph-properties fo:line-height="105%" fo:text-align="left" style:tab-stop-distance="1in" fo:margin-left="0.7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">
      <style:paragraph-properties fo:line-height="105%" fo:text-align="left" style:tab-stop-distance="1in" fo:margin-left="0.4in" fo:margin-right="0in" fo:text-indent="-0.4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5%" fo:text-align="left" style:tab-stop-distance="1in" fo:margin-left="0.7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">
      <style:paragraph-properties fo:line-height="105%" fo:text-align="left" style:tab-stop-distance="1in" fo:margin-left="0.4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5%" fo:text-align="left" style:tab-stop-distance="1in" fo:margin-left="0.7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5%" fo:text-align="left" style:tab-stop-distance="1in" fo:margin-left="0.97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21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5%" fo:text-align="left" style:tab-stop-distance="1in" fo:margin-left="0.7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5%" fo:text-align="left" style:tab-stop-distance="1in" fo:margin-left="0.97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105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5%" fo:text-align="left" style:tab-stop-distance="1in" fo:margin-left="0.4in" fo:margin-right="0in" fo:text-indent="-0.4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5%" fo:text-align="left" style:tab-stop-distance="1in" fo:margin-left="0.4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2">
      <style:paragraph-properties fo:line-height="105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3">
      <text:list-level-style-number text:level="1" style:num-format="">
        <style:list-level-properties text:space-before="0.4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0.7in"/>
      </text:list-level-style-number>
      <text:list-level-style-number text:level="5" style:num-format="">
        <style:list-level-properties text:space-before="0.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">
      <text:list-level-style-bullet text:level="1" text:bullet-char="+">
        <style:list-level-properties text:space-before="0.1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.1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4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4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67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4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9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4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95in" text:min-label-width="0.3in"/>
        <style:text-properties fo:color="#fa2481" fo:font-family="Avenir Next LT Pro" style:font-family-generic="swiss" style:font-pitch="variable" fo:font-size="100%"/>
      </text:list-level-style-bullet>
    </text:list-style>
    <text:list-style style:name="a358">
      <text:list-level-style-bullet text:level="1" text:bullet-char="+">
        <style:list-level-properties text:space-before="0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3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3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57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35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85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35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85in" text:min-label-width="0.4in"/>
        <style:text-properties fo:color="#fa2481" fo:font-family="Avenir Next LT Pro" style:font-family-generic="swiss" style:font-pitch="variable" fo:font-size="100%"/>
      </text:list-level-style-bullet>
    </text:list-style>
    <text:list-style style:name="a190">
      <text:list-level-style-number text:level="1" style:num-format="">
        <style:list-level-properties text:space-before="0.4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0.7in"/>
      </text:list-level-style-number>
      <text:list-level-style-number text:level="5" style:num-format="">
        <style:list-level-properties text:space-before="0.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bullet text:level="1" text:bullet-char="+">
        <style:list-level-properties text:space-before="0.1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.1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4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4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67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4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9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4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95in" text:min-label-width="0.3in"/>
        <style:text-properties fo:color="#fa2481" fo:font-family="Avenir Next LT Pro" style:font-family-generic="swiss" style:font-pitch="variable" fo:font-size="100%"/>
      </text:list-level-style-bullet>
    </text:list-style>
    <text:list-style style:name="a193">
      <text:list-level-style-bullet text:level="1" text:bullet-char="+">
        <style:list-level-properties text:space-before="0.1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.1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4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4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67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4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9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4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95in" text:min-label-width="0.3in"/>
        <style:text-properties fo:color="#fa2481" fo:font-family="Avenir Next LT Pro" style:font-family-generic="swiss" style:font-pitch="variable" fo:font-size="100%"/>
      </text:list-level-style-bullet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">
      <text:list-level-style-number text:level="1" style:num-format="">
        <style:list-level-properties text:space-before="0.4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0.7in"/>
      </text:list-level-style-number>
      <text:list-level-style-number text:level="5" style:num-format="">
        <style:list-level-properties text:space-before="0.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">
      <text:list-level-style-number text:level="1" style:num-format="">
        <style:list-level-properties text:space-before="0.4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0.7in"/>
      </text:list-level-style-number>
      <text:list-level-style-number text:level="5" style:num-format="">
        <style:list-level-properties text:space-before="0.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8">
      <text:list-level-style-bullet text:level="1" text:bullet-char="+">
        <style:list-level-properties text:space-before="0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3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3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57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35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85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35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85in" text:min-label-width="0.4in"/>
        <style:text-properties fo:color="#fa2481" fo:font-family="Avenir Next LT Pro" style:font-family-generic="swiss" style:font-pitch="variable" fo:font-size="100%"/>
      </text:list-level-style-bullet>
    </text:list-style>
    <text:list-style style:name="a85">
      <text:list-level-style-bullet text:level="1" text:bullet-char="+">
        <style:list-level-properties text:space-before="0.1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.1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4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4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67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4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9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4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95in" text:min-label-width="0.3in"/>
        <style:text-properties fo:color="#fa2481" fo:font-family="Avenir Next LT Pro" style:font-family-generic="swiss" style:font-pitch="variable" fo:font-size="100%"/>
      </text:list-level-style-bullet>
    </text:list-style>
    <text:list-style style:name="a10">
      <text:list-level-style-number text:level="1" style:num-format="">
        <style:list-level-properties text:space-before="0.4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0.7in"/>
      </text:list-level-style-number>
      <text:list-level-style-number text:level="5" style:num-format="">
        <style:list-level-properties text:space-before="0.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">
      <text:list-level-style-bullet text:level="1" text:bullet-char="+">
        <style:list-level-properties text:space-before="0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3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3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57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35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85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35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85in" text:min-label-width="0.4in"/>
        <style:text-properties fo:color="#fa2481" fo:font-family="Avenir Next LT Pro" style:font-family-generic="swiss" style:font-pitch="variable" fo:font-size="100%"/>
      </text:list-level-style-bullet>
    </text:list-style>
    <text:list-style style:name="a13">
      <text:list-level-style-bullet text:level="1" text:bullet-char="+">
        <style:list-level-properties text:space-before="0.1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.1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4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4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67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4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9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4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95in" text:min-label-width="0.3in"/>
        <style:text-properties fo:color="#fa2481" fo:font-family="Avenir Next LT Pro" style:font-family-generic="swiss" style:font-pitch="variable" fo:font-size="100%"/>
      </text:list-level-style-bullet>
    </text:list-style>
    <text:list-style style:name="a16">
      <text:list-level-style-number text:level="1" style:num-format="">
        <style:list-level-properties text:space-before="0.4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0.7in"/>
      </text:list-level-style-number>
      <text:list-level-style-number text:level="5" style:num-format="">
        <style:list-level-properties text:space-before="0.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">
      <text:list-level-style-bullet text:level="1" text:bullet-char="+">
        <style:list-level-properties text:space-before="0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3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3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57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35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85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35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85in" text:min-label-width="0.4in"/>
        <style:text-properties fo:color="#fa2481" fo:font-family="Avenir Next LT Pro" style:font-family-generic="swiss" style:font-pitch="variable" fo:font-size="100%"/>
      </text:list-level-style-bullet>
    </text:list-style>
    <text:list-style style:name="a361">
      <text:list-level-style-number text:level="1" style:num-format="">
        <style:list-level-properties text:space-before="0.4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0.7in"/>
      </text:list-level-style-number>
      <text:list-level-style-number text:level="5" style:num-format="">
        <style:list-level-properties text:space-before="0.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4">
      <text:list-level-style-bullet text:level="1" text:bullet-char="+">
        <style:list-level-properties text:space-before="0.1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.1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4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4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67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4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9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4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95in" text:min-label-width="0.3in"/>
        <style:text-properties fo:color="#fa2481" fo:font-family="Avenir Next LT Pro" style:font-family-generic="swiss" style:font-pitch="variable" fo:font-size="100%"/>
      </text:list-level-style-bullet>
    </text:list-style>
    <text:list-style style:name="a153">
      <text:list-level-style-number text:level="1" style:num-format="">
        <style:list-level-properties text:space-before="0.4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0.7in"/>
      </text:list-level-style-number>
      <text:list-level-style-number text:level="5" style:num-format="">
        <style:list-level-properties text:space-before="0.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7">
      <text:list-level-style-number text:level="1" style:num-format="">
        <style:list-level-properties text:space-before="0.4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0.7in"/>
      </text:list-level-style-number>
      <text:list-level-style-number text:level="5" style:num-format="">
        <style:list-level-properties text:space-before="0.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">
      <text:list-level-style-bullet text:level="1" text:bullet-char="+">
        <style:list-level-properties text:space-before="0.1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.1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4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4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67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4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9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4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95in" text:min-label-width="0.3in"/>
        <style:text-properties fo:color="#fa2481" fo:font-family="Avenir Next LT Pro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.4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0.7in"/>
      </text:list-level-style-number>
      <text:list-level-style-number text:level="5" style:num-format="">
        <style:list-level-properties text:space-before="0.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1">
      <text:list-level-style-number text:level="1" style:num-format="">
        <style:list-level-properties text:space-before="0.4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0.7in"/>
      </text:list-level-style-number>
      <text:list-level-style-number text:level="5" style:num-format="">
        <style:list-level-properties text:space-before="0.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7">
      <text:list-level-style-bullet text:level="1" text:bullet-char="+">
        <style:list-level-properties text:space-before="0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3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3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57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35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85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35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85in" text:min-label-width="0.4in"/>
        <style:text-properties fo:color="#fa2481" fo:font-family="Avenir Next LT Pro" style:font-family-generic="swiss" style:font-pitch="variable" fo:font-size="100%"/>
      </text:list-level-style-bullet>
    </text:list-style>
    <text:list-style style:name="a214">
      <text:list-level-style-bullet text:level="1" text:bullet-char="+">
        <style:list-level-properties text:space-before="0.1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.1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4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4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67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4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9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4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95in" text:min-label-width="0.3in"/>
        <style:text-properties fo:color="#fa2481" fo:font-family="Avenir Next LT Pro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.4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0.7in"/>
      </text:list-level-style-number>
      <text:list-level-style-number text:level="5" style:num-format="">
        <style:list-level-properties text:space-before="0.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">
      <text:list-level-style-bullet text:level="1" text:bullet-char="+">
        <style:list-level-properties text:space-before="0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3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3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57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35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85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35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85in" text:min-label-width="0.4in"/>
        <style:text-properties fo:color="#fa2481" fo:font-family="Avenir Next LT Pro" style:font-family-generic="swiss" style:font-pitch="variable" fo:font-size="100%"/>
      </text:list-level-style-bullet>
    </text:list-style>
    <text:list-style style:name="a20">
      <text:list-level-style-bullet text:level="1" text:bullet-char="+">
        <style:list-level-properties text:space-before="0.1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.1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4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4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67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4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9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4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95in" text:min-label-width="0.3in"/>
        <style:text-properties fo:color="#fa2481" fo:font-family="Avenir Next LT Pro" style:font-family-generic="swiss" style:font-pitch="variable" fo:font-size="100%"/>
      </text:list-level-style-bullet>
    </text:list-style>
    <text:list-style style:name="a137">
      <text:list-level-style-number text:level="1" style:num-format="">
        <style:list-level-properties text:space-before="0.4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0.7in"/>
      </text:list-level-style-number>
      <text:list-level-style-number text:level="5" style:num-format="">
        <style:list-level-properties text:space-before="0.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bullet text:level="1" text:bullet-char="+">
        <style:list-level-properties text:space-before="0.1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.1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4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4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67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4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9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4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95in" text:min-label-width="0.3in"/>
        <style:text-properties fo:color="#fa2481" fo:font-family="Avenir Next LT Pro" style:font-family-generic="swiss" style:font-pitch="variable" fo:font-size="100%"/>
      </text:list-level-style-bullet>
    </text:list-style>
    <text:list-style style:name="a396">
      <text:list-level-style-bullet text:level="1" text:bullet-char="+">
        <style:list-level-properties text:space-before="0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3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3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57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35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85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35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85in" text:min-label-width="0.4in"/>
        <style:text-properties fo:color="#fa2481" fo:font-family="Avenir Next LT Pro" style:font-family-generic="swiss" style:font-pitch="variable" fo:font-size="10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number text:level="1" style:num-format="">
        <style:list-level-properties text:space-before="0.4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0.7in"/>
      </text:list-level-style-number>
      <text:list-level-style-number text:level="5" style:num-format="">
        <style:list-level-properties text:space-before="0.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+">
        <style:list-level-properties text:space-before="0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3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3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57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35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85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35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85in" text:min-label-width="0.4in"/>
        <style:text-properties fo:color="#fa2481" fo:font-family="Avenir Next LT Pro" style:font-family-generic="swiss" style:font-pitch="variable" fo:font-size="100%"/>
      </text:list-level-style-bullet>
    </text:list-style>
    <text:list-style style:name="a399">
      <text:list-level-style-number text:level="1" style:num-format="">
        <style:list-level-properties text:space-before="0.4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0.7in"/>
      </text:list-level-style-number>
      <text:list-level-style-number text:level="5" style:num-format="">
        <style:list-level-properties text:space-before="0.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">
      <text:list-level-style-bullet text:level="1" text:bullet-char="+">
        <style:list-level-properties text:space-before="0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3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3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57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35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85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35in" text:min-label-width="0.4in"/>
        <style:text-properties fo:color="#fa2481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85in" text:min-label-width="0.4in"/>
        <style:text-properties fo:color="#fa2481" fo:font-family="Avenir Next LT Pro" style:font-family-generic="swiss" style:font-pitch="variable" fo:font-size="100%"/>
      </text:list-level-style-bullet>
    </text:list-style>
    <text:list-style style:name="a409">
      <text:list-level-style-bullet text:level="1" text:bullet-char="+">
        <style:list-level-properties text:space-before="0.1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.1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4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4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67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4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9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4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95in" text:min-label-width="0.3in"/>
        <style:text-properties fo:color="#fa2481" fo:font-family="Avenir Next LT Pro" style:font-family-generic="swiss" style:font-pitch="variable" fo:font-size="100%"/>
      </text:list-level-style-bullet>
    </text:list-style>
    <text:list-style style:name="a76">
      <text:list-level-style-number text:level="1" style:num-format="">
        <style:list-level-properties text:space-before="0.4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0.7in"/>
      </text:list-level-style-number>
      <text:list-level-style-number text:level="5" style:num-format="">
        <style:list-level-properties text:space-before="0.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1">
      <text:list-level-style-bullet text:level="1" text:bullet-char="+">
        <style:list-level-properties text:space-before="0.1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.1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4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4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67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4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9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4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95in" text:min-label-width="0.3in"/>
        <style:text-properties fo:color="#fa2481" fo:font-family="Avenir Next LT Pro" style:font-family-generic="swiss" style:font-pitch="variable" fo:font-size="100%"/>
      </text:list-level-style-bullet>
    </text:list-style>
    <text:list-style style:name="a79">
      <text:list-level-style-bullet text:level="1" text:bullet-char="+">
        <style:list-level-properties text:space-before="0.1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.1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4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4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67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4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9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4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95in" text:min-label-width="0.3in"/>
        <style:text-properties fo:color="#fa2481" fo:font-family="Avenir Next LT Pro" style:font-family-generic="swiss" style:font-pitch="variable" fo:font-size="100%"/>
      </text:list-level-style-bullet>
    </text:list-style>
    <text:list-style style:name="a162">
      <text:list-level-style-bullet text:level="1" text:bullet-char="+">
        <style:list-level-properties text:space-before="0.1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.1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4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4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67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4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9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4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95in" text:min-label-width="0.3in"/>
        <style:text-properties fo:color="#fa2481" fo:font-family="Avenir Next LT Pro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.4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0.7in"/>
      </text:list-level-style-number>
      <text:list-level-style-number text:level="5" style:num-format="">
        <style:list-level-properties text:space-before="0.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0">
      <text:list-level-style-bullet text:level="1" text:bullet-char="+">
        <style:list-level-properties text:space-before="0.1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.1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4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4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67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4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9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4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95in" text:min-label-width="0.3in"/>
        <style:text-properties fo:color="#fa2481" fo:font-family="Avenir Next LT Pro" style:font-family-generic="swiss" style:font-pitch="variable" fo:font-size="100%"/>
      </text:list-level-style-bullet>
    </text:list-style>
    <text:list-style style:name="a293">
      <text:list-level-style-bullet text:level="1" text:bullet-char="+">
        <style:list-level-properties text:space-before="0.1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.1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4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4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67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4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9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4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95in" text:min-label-width="0.3in"/>
        <style:text-properties fo:color="#fa2481" fo:font-family="Avenir Next LT Pro" style:font-family-generic="swiss" style:font-pitch="variable" fo:font-size="100%"/>
      </text:list-level-style-bullet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number text:level="1" style:num-format="">
        <style:list-level-properties text:space-before="0.4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0.7in"/>
      </text:list-level-style-number>
      <text:list-level-style-number text:level="5" style:num-format="">
        <style:list-level-properties text:space-before="0.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1">
      <text:list-level-style-bullet text:level="1" text:bullet-char="+">
        <style:list-level-properties text:space-before="0.1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.1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4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4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67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4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9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4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95in" text:min-label-width="0.3in"/>
        <style:text-properties fo:color="#fa2481" fo:font-family="Avenir Next LT Pro" style:font-family-generic="swiss" style:font-pitch="variable" fo:font-size="100%"/>
      </text:list-level-style-bullet>
    </text:list-style>
    <text:list-style style:name="a140">
      <text:list-level-style-bullet text:level="1" text:bullet-char="+">
        <style:list-level-properties text:space-before="0.1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.1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4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4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67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4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9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45in" text:min-label-width="0.3in"/>
        <style:text-properties fo:color="#fa2481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95in" text:min-label-width="0.3in"/>
        <style:text-properties fo:color="#fa2481" fo:font-family="Avenir Next LT Pro" style:font-family-generic="swiss" style:font-pitch="variable" fo:font-size="100%"/>
      </text:list-level-style-bullet>
    </text:list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rismaticVTI" style:page-layout-name="pageLayout1" draw:style-name="a0">
      <draw:frame draw:id="id0" presentation:style-name="a4" draw:name="Title Placeholder 1" svg:x="1.66in" svg:y="1.66in" svg:width="10in" svg:height="1.47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1.66in" svg:y="3.25in" svg:width="10in" svg:height="3.4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9.63in" svg:y="7in" svg:width="2.04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/12/2021</text:date></text:span><text:span text:style-name="a24" text:class-names=""/></text:p>
        </draw:text-box>
        <svg:title/>
        <svg:desc/>
      </draw:frame>
      <draw:frame draw:id="id3" presentation:style-name="a29" draw:name="Footer Placeholder 4" svg:x="0.83in" svg:y="7in" svg:width="6.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11.92in" svg:y="7in" svg:width="0.58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r.›</text:page-number></text:span><text:span text:style-name="a31" text:class-names=""/></text:p>
        </draw:text-box>
        <svg:title/>
        <svg:desc/>
      </draw:frame>
      <draw:custom-shape svg:x="0in" svg:y="0in" svg:width="13.33333in" svg:height="6.67708in" draw:id="id5" draw:style-name="a37" draw:name="Freeform: Shape 7">
        <svg:title/>
        <svg:desc/>
        <text:p text:style-name="a35" text:class-names="" text:cond-style-name=""><text:span text:style-name="a34" text:class-names=""/></text:p>
        <draw:enhanced-geometry xmlns:dr3d="urn:oasis:names:tc:opendocument:xmlns:dr3d:1.0" draw:type="non-primitive" svg:viewBox="0 0 12192000 6105524" draw:enhanced-path="M 0 0 L 12192000 0 12192000 6105524 11435080 6105524 11435080 771523 767080 771523 767080 6105524 0 6105524 Z N" draw:text-areas="?f22 ?f24 ?f23 ?f25" draw:glue-points="?f15 ?f16 ?f17 ?f16 ?f17 ?f18 ?f19 ?f18 ?f19 ?f20 ?f21 ?f20 ?f21 ?f18 ?f15 ?f18" draw:glue-point-leaving-directions="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0"/>
          <draw:equation draw:name="f7" draw:formula="?f4 / 6105524"/>
          <draw:equation draw:name="f8" draw:formula="0 * ?f5 / 12192000"/>
          <draw:equation draw:name="f9" draw:formula="0 * ?f4 / 6105524"/>
          <draw:equation draw:name="f10" draw:formula="12192000 * ?f5 / 12192000"/>
          <draw:equation draw:name="f11" draw:formula="6105524 * ?f4 / 6105524"/>
          <draw:equation draw:name="f12" draw:formula="11435080 * ?f5 / 12192000"/>
          <draw:equation draw:name="f13" draw:formula="771523 * ?f4 / 6105524"/>
          <draw:equation draw:name="f14" draw:formula="767080 * ?f5 / 1219200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7"/>
          <draw:equation draw:name="f21" draw:formula="?f14 / ?f6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</style:master-page>
    <style:master-page style:name="Master1-Layout1-title-Title-Slide" style:page-layout-name="pageLayout1" draw:style-name="a38">
      <draw:custom-shape svg:x="0in" svg:y="0in" svg:width="13.33333in" svg:height="6.67708in" draw:id="id6" draw:layer="Master1-bg" draw:style-name="a42" draw:name="Freeform: Shape 7">
        <svg:title/>
        <svg:desc/>
        <text:p text:style-name="a40" text:class-names="" text:cond-style-name=""><text:span text:style-name="a39" text:class-names=""/></text:p>
        <draw:enhanced-geometry xmlns:dr3d="urn:oasis:names:tc:opendocument:xmlns:dr3d:1.0" draw:type="non-primitive" svg:viewBox="0 0 12192000 6105524" draw:enhanced-path="M 0 0 L 12192000 0 12192000 6105524 11435080 6105524 11435080 771523 767080 771523 767080 6105524 0 6105524 Z N" draw:text-areas="?f22 ?f24 ?f23 ?f25" draw:glue-points="?f15 ?f16 ?f17 ?f16 ?f17 ?f18 ?f19 ?f18 ?f19 ?f20 ?f21 ?f20 ?f21 ?f18 ?f15 ?f18" draw:glue-point-leaving-directions="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0"/>
          <draw:equation draw:name="f7" draw:formula="?f4 / 6105524"/>
          <draw:equation draw:name="f8" draw:formula="0 * ?f5 / 12192000"/>
          <draw:equation draw:name="f9" draw:formula="0 * ?f4 / 6105524"/>
          <draw:equation draw:name="f10" draw:formula="12192000 * ?f5 / 12192000"/>
          <draw:equation draw:name="f11" draw:formula="6105524 * ?f4 / 6105524"/>
          <draw:equation draw:name="f12" draw:formula="11435080 * ?f5 / 12192000"/>
          <draw:equation draw:name="f13" draw:formula="771523 * ?f4 / 6105524"/>
          <draw:equation draw:name="f14" draw:formula="767080 * ?f5 / 1219200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7"/>
          <draw:equation draw:name="f21" draw:formula="?f14 / ?f6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frame draw:id="id7" presentation:style-name="a46" draw:name="Title 1" svg:x="1.66in" svg:y="1.66in" svg:width="10in" svg:height="3.06in" presentation:class="title" presentation:placeholder="false">
        <draw:text-box>
          <text:p text:style-name="a45" text:class-names="" text:cond-style-name=""><text:span text:style-name="a43" text:class-names="">Click to edit Master title style</text:span><text:span text:style-name="a44" text:class-names=""/></text:p>
        </draw:text-box>
        <svg:title/>
        <svg:desc/>
      </draw:frame>
      <draw:frame draw:id="id8" presentation:style-name="a50" draw:name="Subtitle 2" svg:x="1.66in" svg:y="5in" svg:width="10in" svg:height="1.67in" presentation:class="subtitle" presentation:placeholder="false">
        <draw:text-box>
          <text:p text:style-name="a49" text:class-names="" text:cond-style-name=""><text:span text:style-name="a47" text:class-names="">Click to edit Master subtitle style</text:span><text:span text:style-name="a48" text:class-names=""/></text:p>
        </draw:text-box>
        <svg:title/>
        <svg:desc/>
      </draw:frame>
      <draw:frame draw:id="id9" presentation:style-name="a55" draw:name="Date Placeholder 6" svg:x="9.63in" svg:y="7in" svg:width="2.04in" svg:height="0.39931in" presentation:class="date-time" presentation:placeholder="false">
        <draw:text-box>
          <text:p text:style-name="a54" text:class-names="" text:cond-style-name=""><text:span text:style-name="a51" text:class-names=""><text:date text:fixed="false" style:data-style-name="a52">2/12/2021</text:date></text:span><text:span text:style-name="a53" text:class-names=""/></text:p>
        </draw:text-box>
        <svg:title/>
        <svg:desc/>
      </draw:frame>
      <draw:frame draw:id="id10" presentation:style-name="a58" draw:name="Footer Placeholder 7" svg:x="0.83in" svg:y="7in" svg:width="6.67in" svg:height="0.39931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1" presentation:style-name="a62" draw:name="Slide Number Placeholder 8" svg:x="11.92in" svg:y="7in" svg:width="0.58in" svg:height="0.39931in" presentation:class="page-number" presentation:placeholder="false">
        <draw:text-box>
          <text:p text:style-name="a61" text:class-names="" text:cond-style-name=""><text:span text:style-name="a59" text:class-names=""><text:page-number style:num-format="1" text:fixed="false">‹nr.›</text:page-number></text:span><text:span text:style-name="a60" text:class-names=""/></text:p>
        </draw:text-box>
        <svg:title/>
        <svg:desc/>
      </draw:frame>
    </style:master-page>
    <style:master-page style:name="Master1-Layout2-obj-Title-and-Content" style:page-layout-name="pageLayout1" draw:style-name="a63">
      <draw:custom-shape svg:x="0in" svg:y="0in" svg:width="13.33333in" svg:height="6.67708in" draw:id="id12" draw:layer="Master1-bg" draw:style-name="a67" draw:name="Freeform: Shape 7">
        <svg:title/>
        <svg:desc/>
        <text:p text:style-name="a65" text:class-names="" text:cond-style-name=""><text:span text:style-name="a64" text:class-names=""/></text:p>
        <draw:enhanced-geometry xmlns:dr3d="urn:oasis:names:tc:opendocument:xmlns:dr3d:1.0" draw:type="non-primitive" svg:viewBox="0 0 12192000 6105524" draw:enhanced-path="M 0 0 L 12192000 0 12192000 6105524 11435080 6105524 11435080 771523 767080 771523 767080 6105524 0 6105524 Z N" draw:text-areas="?f22 ?f24 ?f23 ?f25" draw:glue-points="?f15 ?f16 ?f17 ?f16 ?f17 ?f18 ?f19 ?f18 ?f19 ?f20 ?f21 ?f20 ?f21 ?f18 ?f15 ?f18" draw:glue-point-leaving-directions="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0"/>
          <draw:equation draw:name="f7" draw:formula="?f4 / 6105524"/>
          <draw:equation draw:name="f8" draw:formula="0 * ?f5 / 12192000"/>
          <draw:equation draw:name="f9" draw:formula="0 * ?f4 / 6105524"/>
          <draw:equation draw:name="f10" draw:formula="12192000 * ?f5 / 12192000"/>
          <draw:equation draw:name="f11" draw:formula="6105524 * ?f4 / 6105524"/>
          <draw:equation draw:name="f12" draw:formula="11435080 * ?f5 / 12192000"/>
          <draw:equation draw:name="f13" draw:formula="771523 * ?f4 / 6105524"/>
          <draw:equation draw:name="f14" draw:formula="767080 * ?f5 / 1219200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7"/>
          <draw:equation draw:name="f21" draw:formula="?f14 / ?f6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frame draw:id="id13" presentation:style-name="a70" draw:name="Title 1" svg:x="1.66in" svg:y="1.66in" svg:width="10in" svg:height="1.47in" presentation:class="title" presentation:placeholder="false">
        <draw:text-box>
          <text:p text:style-name="a69" text:class-names="" text:cond-style-name=""><text:span text:style-name="a68" text:class-names="">Click to edit Master title style</text:span></text:p>
        </draw:text-box>
        <svg:title/>
        <svg:desc/>
      </draw:frame>
      <draw:frame draw:id="id14" presentation:style-name="a86" draw:name="Content Placeholder 2" svg:x="1.66in" svg:y="3.25in" svg:width="10in" svg:height="3.42in" presentation:class="object" presentation:placeholder="false">
        <draw:text-box>
          <text:list text:style-name="a73">
            <text:list-item>
              <text:p text:style-name="a72" text:class-names="" text:cond-style-name=""><text:span text:style-name="a71" text:class-names="">Click to edit Master text styles</text:span></text:p>
            </text:list-item>
          </text:list>
          <text:list text:style-name="a76">
            <text:list-item>
              <text:list text:style-name="a76">
                <text:list-item>
                  <text:p text:style-name="a75" text:class-names="" text:cond-style-name=""><text:span text:style-name="a74" text:class-names="">Second level</text:span></text:p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p text:style-name="a78" text:class-names="" text:cond-style-name=""><text:span text:style-name="a77" text:class-names="">Third level</text:span></text:p>
                    </text:list-item>
                  </text:list>
                </text:list-item>
              </text:list>
            </text:list-item>
          </text:list>
          <text:list text:style-name="a82">
            <text:list-item>
              <text:list text:style-name="a82">
                <text:list-item>
                  <text:list text:style-name="a82">
                    <text:list-item>
                      <text:list text:style-name="a82">
                        <text:list-item>
                          <text:p text:style-name="a81" text:class-names="" text:cond-style-name=""><text:span text:style-name="a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list text:style-name="a85">
                        <text:list-item>
                          <text:list text:style-name="a85">
                            <text:list-item>
                              <text:p text:style-name="a84" text:class-names="" text:cond-style-name=""><text:span text:style-name="a8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91" draw:name="Date Placeholder 3" svg:x="9.63in" svg:y="7in" svg:width="2.04in" svg:height="0.39931in" presentation:class="date-time" presentation:placeholder="false">
        <draw:text-box>
          <text:p text:style-name="a90" text:class-names="" text:cond-style-name=""><text:span text:style-name="a87" text:class-names=""><text:date text:fixed="false" style:data-style-name="a88">2/12/2021</text:date></text:span><text:span text:style-name="a89" text:class-names=""/></text:p>
        </draw:text-box>
        <svg:title/>
        <svg:desc/>
      </draw:frame>
      <draw:frame draw:id="id16" presentation:style-name="a94" draw:name="Footer Placeholder 4" svg:x="0.83in" svg:y="7in" svg:width="6.67in" svg:height="0.39931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17" presentation:style-name="a98" draw:name="Slide Number Placeholder 5" svg:x="11.92in" svg:y="7in" svg:width="0.58in" svg:height="0.39931in" presentation:class="page-number" presentation:placeholder="false">
        <draw:text-box>
          <text:p text:style-name="a97" text:class-names="" text:cond-style-name=""><text:span text:style-name="a95" text:class-names=""><text:page-number style:num-format="1" text:fixed="false">‹nr.›</text:page-number></text:span><text:span text:style-name="a96" text:class-names=""/></text:p>
        </draw:text-box>
        <svg:title/>
        <svg:desc/>
      </draw:frame>
    </style:master-page>
    <style:master-page style:name="Master1-Layout3-secHead-Section-Header" style:page-layout-name="pageLayout1" draw:style-name="a99">
      <draw:custom-shape svg:x="0in" svg:y="0in" svg:width="13.33333in" svg:height="6.67708in" draw:id="id18" draw:layer="Master1-bg" draw:style-name="a103" draw:name="Freeform: Shape 7">
        <svg:title/>
        <svg:desc/>
        <text:p text:style-name="a101" text:class-names="" text:cond-style-name=""><text:span text:style-name="a100" text:class-names=""/></text:p>
        <draw:enhanced-geometry xmlns:dr3d="urn:oasis:names:tc:opendocument:xmlns:dr3d:1.0" draw:type="non-primitive" svg:viewBox="0 0 12192000 6105524" draw:enhanced-path="M 0 0 L 12192000 0 12192000 6105524 11435080 6105524 11435080 771523 767080 771523 767080 6105524 0 6105524 Z N" draw:text-areas="?f22 ?f24 ?f23 ?f25" draw:glue-points="?f15 ?f16 ?f17 ?f16 ?f17 ?f18 ?f19 ?f18 ?f19 ?f20 ?f21 ?f20 ?f21 ?f18 ?f15 ?f18" draw:glue-point-leaving-directions="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0"/>
          <draw:equation draw:name="f7" draw:formula="?f4 / 6105524"/>
          <draw:equation draw:name="f8" draw:formula="0 * ?f5 / 12192000"/>
          <draw:equation draw:name="f9" draw:formula="0 * ?f4 / 6105524"/>
          <draw:equation draw:name="f10" draw:formula="12192000 * ?f5 / 12192000"/>
          <draw:equation draw:name="f11" draw:formula="6105524 * ?f4 / 6105524"/>
          <draw:equation draw:name="f12" draw:formula="11435080 * ?f5 / 12192000"/>
          <draw:equation draw:name="f13" draw:formula="771523 * ?f4 / 6105524"/>
          <draw:equation draw:name="f14" draw:formula="767080 * ?f5 / 1219200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7"/>
          <draw:equation draw:name="f21" draw:formula="?f14 / ?f6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frame draw:id="id19" presentation:style-name="a107" draw:name="Title 1" svg:x="1.66in" svg:y="1.66in" svg:width="10in" svg:height="3.11979in" presentation:class="title" presentation:placeholder="false">
        <draw:text-box>
          <text:p text:style-name="a106" text:class-names="" text:cond-style-name=""><text:span text:style-name="a104" text:class-names="">Click to edit Master title style</text:span><text:span text:style-name="a105" text:class-names=""/></text:p>
        </draw:text-box>
        <svg:title/>
        <svg:desc/>
      </draw:frame>
      <draw:frame draw:id="id20" presentation:style-name="a111" draw:name="Text Placeholder 2" svg:x="1.66in" svg:y="5in" svg:width="10in" svg:height="1.64062in" presentation:class="outline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ck to edit Master text styles</text:span></text:p>
            </text:list-item>
          </text:list>
        </draw:text-box>
        <svg:title/>
        <svg:desc/>
      </draw:frame>
      <draw:frame draw:id="id21" presentation:style-name="a116" draw:name="Date Placeholder 3" svg:x="9.63in" svg:y="7in" svg:width="2.04in" svg:height="0.39931in" presentation:class="date-time" presentation:placeholder="false">
        <draw:text-box>
          <text:p text:style-name="a115" text:class-names="" text:cond-style-name=""><text:span text:style-name="a112" text:class-names=""><text:date text:fixed="false" style:data-style-name="a113">2/12/2021</text:date></text:span><text:span text:style-name="a114" text:class-names=""/></text:p>
        </draw:text-box>
        <svg:title/>
        <svg:desc/>
      </draw:frame>
      <draw:frame draw:id="id22" presentation:style-name="a119" draw:name="Footer Placeholder 4" svg:x="0.83in" svg:y="7in" svg:width="6.67in" svg:height="0.39931in" presentation:class="footer" presentation:placeholder="false">
        <draw:text-box>
          <text:p text:style-name="a118" text:class-names="" text:cond-style-name=""><text:span text:style-name="a117" text:class-names=""/></text:p>
        </draw:text-box>
        <svg:title/>
        <svg:desc/>
      </draw:frame>
      <draw:frame draw:id="id23" presentation:style-name="a123" draw:name="Slide Number Placeholder 5" svg:x="11.92in" svg:y="7in" svg:width="0.58in" svg:height="0.39931in" presentation:class="page-number" presentation:placeholder="false">
        <draw:text-box>
          <text:p text:style-name="a122" text:class-names="" text:cond-style-name=""><text:span text:style-name="a120" text:class-names=""><text:page-number style:num-format="1" text:fixed="false">‹nr.›</text:page-number></text:span><text:span text:style-name="a121" text:class-names=""/></text:p>
        </draw:text-box>
        <svg:title/>
        <svg:desc/>
      </draw:frame>
    </style:master-page>
    <style:master-page style:name="Master1-Layout4-twoObj-Two-Content" style:page-layout-name="pageLayout1" draw:style-name="a124">
      <draw:custom-shape svg:x="0in" svg:y="0in" svg:width="13.33333in" svg:height="6.67708in" draw:id="id24" draw:layer="Master1-bg" draw:style-name="a128" draw:name="Freeform: Shape 7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12192000 6105524" draw:enhanced-path="M 0 0 L 12192000 0 12192000 6105524 11435080 6105524 11435080 771523 767080 771523 767080 6105524 0 6105524 Z N" draw:text-areas="?f22 ?f24 ?f23 ?f25" draw:glue-points="?f15 ?f16 ?f17 ?f16 ?f17 ?f18 ?f19 ?f18 ?f19 ?f20 ?f21 ?f20 ?f21 ?f18 ?f15 ?f18" draw:glue-point-leaving-directions="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0"/>
          <draw:equation draw:name="f7" draw:formula="?f4 / 6105524"/>
          <draw:equation draw:name="f8" draw:formula="0 * ?f5 / 12192000"/>
          <draw:equation draw:name="f9" draw:formula="0 * ?f4 / 6105524"/>
          <draw:equation draw:name="f10" draw:formula="12192000 * ?f5 / 12192000"/>
          <draw:equation draw:name="f11" draw:formula="6105524 * ?f4 / 6105524"/>
          <draw:equation draw:name="f12" draw:formula="11435080 * ?f5 / 12192000"/>
          <draw:equation draw:name="f13" draw:formula="771523 * ?f4 / 6105524"/>
          <draw:equation draw:name="f14" draw:formula="767080 * ?f5 / 1219200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7"/>
          <draw:equation draw:name="f21" draw:formula="?f14 / ?f6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frame draw:id="id25" presentation:style-name="a131" draw:name="Title 1" svg:x="1.66in" svg:y="1.66in" svg:width="10in" svg:height="1.47in" presentation:class="title" presentation:placeholder="false">
        <draw:text-box>
          <text:p text:style-name="a130" text:class-names="" text:cond-style-name=""><text:span text:style-name="a129" text:class-names="">Click to edit Master title style</text:span></text:p>
        </draw:text-box>
        <svg:title/>
        <svg:desc/>
      </draw:frame>
      <draw:frame draw:id="id26" presentation:style-name="a147" draw:name="Content Placeholder 2" svg:x="1.66in" svg:y="3.26in" svg:width="4.74in" svg:height="3.41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list text:style-name="a146">
                            <text:list-item>
                              <text:p text:style-name="a145" text:class-names="" text:cond-style-name=""><text:span text:style-name="a1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63" draw:name="Content Placeholder 3" svg:x="6.93in" svg:y="3.26in" svg:width="4.74in" svg:height="3.41in" presentation:class="object" presentation:placeholder="false">
        <draw:text-box>
          <text:list text:style-name="a150">
            <text:list-item>
              <text:p text:style-name="a149" text:class-names="" text:cond-style-name=""><text:span text:style-name="a148" text:class-names="">Click to edit Master text styles</text:span></text:p>
            </text:list-item>
          </text:list>
          <text:list text:style-name="a153">
            <text:list-item>
              <text:list text:style-name="a153">
                <text:list-item>
                  <text:p text:style-name="a152" text:class-names="" text:cond-style-name=""><text:span text:style-name="a151" text:class-names="">Second level</text:span></text:p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p text:style-name="a155" text:class-names="" text:cond-style-name=""><text:span text:style-name="a154" text:class-names="">Third level</text:span></text:p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p text:style-name="a158" text:class-names="" text:cond-style-name=""><text:span text:style-name="a1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6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68" draw:name="Date Placeholder 4" svg:x="9.63in" svg:y="7in" svg:width="2.04in" svg:height="0.39931in" presentation:class="date-time" presentation:placeholder="false">
        <draw:text-box>
          <text:p text:style-name="a167" text:class-names="" text:cond-style-name=""><text:span text:style-name="a164" text:class-names=""><text:date text:fixed="false" style:data-style-name="a165">2/12/2021</text:date></text:span><text:span text:style-name="a166" text:class-names=""/></text:p>
        </draw:text-box>
        <svg:title/>
        <svg:desc/>
      </draw:frame>
      <draw:frame draw:id="id29" presentation:style-name="a171" draw:name="Footer Placeholder 5" svg:x="0.83in" svg:y="7in" svg:width="6.67in" svg:height="0.39931in" presentation:class="footer" presentation:placeholder="false">
        <draw:text-box>
          <text:p text:style-name="a170" text:class-names="" text:cond-style-name=""><text:span text:style-name="a169" text:class-names=""/></text:p>
        </draw:text-box>
        <svg:title/>
        <svg:desc/>
      </draw:frame>
      <draw:frame draw:id="id30" presentation:style-name="a175" draw:name="Slide Number Placeholder 6" svg:x="11.92in" svg:y="7in" svg:width="0.58in" svg:height="0.39931in" presentation:class="page-number" presentation:placeholder="false">
        <draw:text-box>
          <text:p text:style-name="a174" text:class-names="" text:cond-style-name=""><text:span text:style-name="a172" text:class-names=""><text:page-number style:num-format="1" text:fixed="false">‹nr.›</text:page-number></text:span><text:span text:style-name="a173" text:class-names=""/></text:p>
        </draw:text-box>
        <svg:title/>
        <svg:desc/>
      </draw:frame>
    </style:master-page>
    <style:master-page style:name="Master1-Layout5-cust-Comparison" style:page-layout-name="pageLayout1" draw:style-name="a176">
      <draw:custom-shape svg:x="0in" svg:y="0in" svg:width="13.33333in" svg:height="6.67708in" draw:id="id31" draw:layer="Master1-bg" draw:style-name="a180" draw:name="Freeform: Shape 7">
        <svg:title/>
        <svg:desc/>
        <text:p text:style-name="a178" text:class-names="" text:cond-style-name=""><text:span text:style-name="a177" text:class-names=""/></text:p>
        <draw:enhanced-geometry xmlns:dr3d="urn:oasis:names:tc:opendocument:xmlns:dr3d:1.0" draw:type="non-primitive" svg:viewBox="0 0 12192000 6105524" draw:enhanced-path="M 0 0 L 12192000 0 12192000 6105524 11435080 6105524 11435080 771523 767080 771523 767080 6105524 0 6105524 Z N" draw:text-areas="?f22 ?f24 ?f23 ?f25" draw:glue-points="?f15 ?f16 ?f17 ?f16 ?f17 ?f18 ?f19 ?f18 ?f19 ?f20 ?f21 ?f20 ?f21 ?f18 ?f15 ?f18" draw:glue-point-leaving-directions="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0"/>
          <draw:equation draw:name="f7" draw:formula="?f4 / 6105524"/>
          <draw:equation draw:name="f8" draw:formula="0 * ?f5 / 12192000"/>
          <draw:equation draw:name="f9" draw:formula="0 * ?f4 / 6105524"/>
          <draw:equation draw:name="f10" draw:formula="12192000 * ?f5 / 12192000"/>
          <draw:equation draw:name="f11" draw:formula="6105524 * ?f4 / 6105524"/>
          <draw:equation draw:name="f12" draw:formula="11435080 * ?f5 / 12192000"/>
          <draw:equation draw:name="f13" draw:formula="771523 * ?f4 / 6105524"/>
          <draw:equation draw:name="f14" draw:formula="767080 * ?f5 / 1219200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7"/>
          <draw:equation draw:name="f21" draw:formula="?f14 / ?f6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frame draw:id="id32" presentation:style-name="a184" draw:name="Text Placeholder 2" svg:x="1.66in" svg:y="3.22in" svg:width="4.74in" svg:height="0.66276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33" presentation:style-name="a201" draw:name="Content Placeholder 3" svg:x="1.66in" svg:y="3.98621in" svg:width="4.74in" svg:height="2.67896in" presentation:class="object" presentation:placeholder="false">
        <draw:text-box>
          <text:list text:style-name="a187">
            <text:list-item>
              <text:p text:style-name="a186" text:class-names="" text:cond-style-name=""><text:span text:style-name="a185" text:class-names="">Click to edit Master text styles</text:span></text:p>
            </text:list-item>
          </text:list>
          <text:list text:style-name="a190">
            <text:list-item>
              <text:list text:style-name="a190">
                <text:list-item>
                  <text:p text:style-name="a189" text:class-names="" text:cond-style-name=""><text:span text:style-name="a188" text:class-names="">Second level</text:span></text:p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p text:style-name="a192" text:class-names="" text:cond-style-name=""><text:span text:style-name="a191" text:class-names="">Third level</text:span></text:p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p text:style-name="a195" text:class-names="" text:cond-style-name=""><text:span text:style-name="a1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list text:style-name="a200">
                            <text:list-item>
                              <text:p text:style-name="a199" text:class-names="" text:cond-style-name=""><text:span text:style-name="a197" text:class-names="">Fifth level</text:span><text:span text:style-name="a1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05" draw:name="Text Placeholder 4" svg:x="6.93in" svg:y="3.22in" svg:width="4.74in" svg:height="0.66276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Click to edit Master text styles</text:span></text:p>
            </text:list-item>
          </text:list>
        </draw:text-box>
        <svg:title/>
        <svg:desc/>
      </draw:frame>
      <draw:frame draw:id="id35" presentation:style-name="a222" draw:name="Content Placeholder 5" svg:x="6.93in" svg:y="3.98621in" svg:width="4.74in" svg:height="2.67896in" presentation:class="object" presentation:placeholder="false">
        <draw:text-box>
          <text:list text:style-name="a208">
            <text:list-item>
              <text:p text:style-name="a207" text:class-names="" text:cond-style-name=""><text:span text:style-name="a206" text:class-names="">Click to edit Master text styles</text:span></text:p>
            </text:list-item>
          </text:list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Second level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Third level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8" text:class-names="">Fifth level</text:span><text:span text:style-name="a2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27" draw:name="Date Placeholder 6" svg:x="9.63in" svg:y="7in" svg:width="2.04in" svg:height="0.39931in" presentation:class="date-time" presentation:placeholder="false">
        <draw:text-box>
          <text:p text:style-name="a226" text:class-names="" text:cond-style-name=""><text:span text:style-name="a223" text:class-names=""><text:date text:fixed="false" style:data-style-name="a224">2/12/2021</text:date></text:span><text:span text:style-name="a225" text:class-names=""/></text:p>
        </draw:text-box>
        <svg:title/>
        <svg:desc/>
      </draw:frame>
      <draw:frame draw:id="id37" presentation:style-name="a230" draw:name="Footer Placeholder 7" svg:x="0.83in" svg:y="7in" svg:width="6.67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38" presentation:style-name="a234" draw:name="Slide Number Placeholder 8" svg:x="11.92in" svg:y="7in" svg:width="0.58in" svg:height="0.39931in" presentation:class="page-number" presentation:placeholder="false">
        <draw:text-box>
          <text:p text:style-name="a233" text:class-names="" text:cond-style-name=""><text:span text:style-name="a231" text:class-names=""><text:page-number style:num-format="1" text:fixed="false">‹nr.›</text:page-number></text:span><text:span text:style-name="a232" text:class-names=""/></text:p>
        </draw:text-box>
        <svg:title/>
        <svg:desc/>
      </draw:frame>
      <draw:frame draw:id="id39" presentation:style-name="a238" draw:name="Title 9" svg:x="1.66in" svg:y="1.66in" svg:width="10in" svg:height="1.47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</style:master-page>
    <style:master-page style:name="Master1-Layout6-titleOnly-Title-Only" style:page-layout-name="pageLayout1" draw:style-name="a239">
      <draw:custom-shape svg:x="0in" svg:y="0in" svg:width="13.33333in" svg:height="6.67708in" draw:id="id40" draw:layer="Master1-bg" draw:style-name="a243" draw:name="Freeform: Shape 7">
        <svg:title/>
        <svg:desc/>
        <text:p text:style-name="a241" text:class-names="" text:cond-style-name=""><text:span text:style-name="a240" text:class-names=""/></text:p>
        <draw:enhanced-geometry xmlns:dr3d="urn:oasis:names:tc:opendocument:xmlns:dr3d:1.0" draw:type="non-primitive" svg:viewBox="0 0 12192000 6105524" draw:enhanced-path="M 0 0 L 12192000 0 12192000 6105524 11435080 6105524 11435080 771523 767080 771523 767080 6105524 0 6105524 Z N" draw:text-areas="?f22 ?f24 ?f23 ?f25" draw:glue-points="?f15 ?f16 ?f17 ?f16 ?f17 ?f18 ?f19 ?f18 ?f19 ?f20 ?f21 ?f20 ?f21 ?f18 ?f15 ?f18" draw:glue-point-leaving-directions="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0"/>
          <draw:equation draw:name="f7" draw:formula="?f4 / 6105524"/>
          <draw:equation draw:name="f8" draw:formula="0 * ?f5 / 12192000"/>
          <draw:equation draw:name="f9" draw:formula="0 * ?f4 / 6105524"/>
          <draw:equation draw:name="f10" draw:formula="12192000 * ?f5 / 12192000"/>
          <draw:equation draw:name="f11" draw:formula="6105524 * ?f4 / 6105524"/>
          <draw:equation draw:name="f12" draw:formula="11435080 * ?f5 / 12192000"/>
          <draw:equation draw:name="f13" draw:formula="771523 * ?f4 / 6105524"/>
          <draw:equation draw:name="f14" draw:formula="767080 * ?f5 / 1219200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7"/>
          <draw:equation draw:name="f21" draw:formula="?f14 / ?f6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frame draw:id="id41" presentation:style-name="a246" draw:name="Title 1" svg:x="1.66in" svg:y="1.66in" svg:width="10in" svg:height="1.47in" presentation:class="title" presentation:placeholder="false">
        <draw:text-box>
          <text:p text:style-name="a245" text:class-names="" text:cond-style-name=""><text:span text:style-name="a244" text:class-names="">Click to edit Master title style</text:span></text:p>
        </draw:text-box>
        <svg:title/>
        <svg:desc/>
      </draw:frame>
      <draw:frame draw:id="id42" presentation:style-name="a251" draw:name="Date Placeholder 2" svg:x="9.63in" svg:y="7in" svg:width="2.04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>2/12/2021</text:date></text:span><text:span text:style-name="a249" text:class-names=""/></text:p>
        </draw:text-box>
        <svg:title/>
        <svg:desc/>
      </draw:frame>
      <draw:frame draw:id="id43" presentation:style-name="a254" draw:name="Footer Placeholder 3" svg:x="0.83in" svg:y="7in" svg:width="6.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4" presentation:style-name="a258" draw:name="Slide Number Placeholder 4" svg:x="11.92in" svg:y="7in" svg:width="0.58in" svg:height="0.39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>‹nr.›</text:page-number></text:span><text:span text:style-name="a256" text:class-names=""/></text:p>
        </draw:text-box>
        <svg:title/>
        <svg:desc/>
      </draw:frame>
    </style:master-page>
    <style:master-page style:name="Master1-Layout7-blank-Blank" style:page-layout-name="pageLayout1" draw:style-name="a259">
      <draw:custom-shape svg:x="0in" svg:y="0in" svg:width="13.33333in" svg:height="6.67708in" draw:id="id45" draw:layer="Master1-bg" draw:style-name="a263" draw:name="Freeform: Shape 7">
        <svg:title/>
        <svg:desc/>
        <text:p text:style-name="a261" text:class-names="" text:cond-style-name=""><text:span text:style-name="a260" text:class-names=""/></text:p>
        <draw:enhanced-geometry xmlns:dr3d="urn:oasis:names:tc:opendocument:xmlns:dr3d:1.0" draw:type="non-primitive" svg:viewBox="0 0 12192000 6105524" draw:enhanced-path="M 0 0 L 12192000 0 12192000 6105524 11435080 6105524 11435080 771523 767080 771523 767080 6105524 0 6105524 Z N" draw:text-areas="?f22 ?f24 ?f23 ?f25" draw:glue-points="?f15 ?f16 ?f17 ?f16 ?f17 ?f18 ?f19 ?f18 ?f19 ?f20 ?f21 ?f20 ?f21 ?f18 ?f15 ?f18" draw:glue-point-leaving-directions="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0"/>
          <draw:equation draw:name="f7" draw:formula="?f4 / 6105524"/>
          <draw:equation draw:name="f8" draw:formula="0 * ?f5 / 12192000"/>
          <draw:equation draw:name="f9" draw:formula="0 * ?f4 / 6105524"/>
          <draw:equation draw:name="f10" draw:formula="12192000 * ?f5 / 12192000"/>
          <draw:equation draw:name="f11" draw:formula="6105524 * ?f4 / 6105524"/>
          <draw:equation draw:name="f12" draw:formula="11435080 * ?f5 / 12192000"/>
          <draw:equation draw:name="f13" draw:formula="771523 * ?f4 / 6105524"/>
          <draw:equation draw:name="f14" draw:formula="767080 * ?f5 / 1219200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7"/>
          <draw:equation draw:name="f21" draw:formula="?f14 / ?f6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frame draw:id="id46" presentation:style-name="a268" draw:name="Date Placeholder 1" svg:x="9.63in" svg:y="7in" svg:width="2.04in" svg:height="0.39931in" presentation:class="date-time" presentation:placeholder="false">
        <draw:text-box>
          <text:p text:style-name="a267" text:class-names="" text:cond-style-name=""><text:span text:style-name="a264" text:class-names=""><text:date text:fixed="false" style:data-style-name="a265">2/12/2021</text:date></text:span><text:span text:style-name="a266" text:class-names=""/></text:p>
        </draw:text-box>
        <svg:title/>
        <svg:desc/>
      </draw:frame>
      <draw:frame draw:id="id47" presentation:style-name="a271" draw:name="Footer Placeholder 2" svg:x="0.83in" svg:y="7in" svg:width="6.67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48" presentation:style-name="a275" draw:name="Slide Number Placeholder 3" svg:x="11.92in" svg:y="7in" svg:width="0.58in" svg:height="0.39931in" presentation:class="page-number" presentation:placeholder="false">
        <draw:text-box>
          <text:p text:style-name="a274" text:class-names="" text:cond-style-name=""><text:span text:style-name="a272" text:class-names=""><text:page-number style:num-format="1" text:fixed="false">‹nr.›</text:page-number></text:span><text:span text:style-name="a27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76">
      <draw:custom-shape svg:x="0in" svg:y="0in" svg:width="13.33333in" svg:height="6.67708in" draw:id="id49" draw:layer="Master1-bg" draw:style-name="a280" draw:name="Freeform: Shape 7">
        <svg:title/>
        <svg:desc/>
        <text:p text:style-name="a278" text:class-names="" text:cond-style-name=""><text:span text:style-name="a277" text:class-names=""/></text:p>
        <draw:enhanced-geometry xmlns:dr3d="urn:oasis:names:tc:opendocument:xmlns:dr3d:1.0" draw:type="non-primitive" svg:viewBox="0 0 12192000 6105524" draw:enhanced-path="M 0 0 L 12192000 0 12192000 6105524 11435080 6105524 11435080 771523 767080 771523 767080 6105524 0 6105524 Z N" draw:text-areas="?f22 ?f24 ?f23 ?f25" draw:glue-points="?f15 ?f16 ?f17 ?f16 ?f17 ?f18 ?f19 ?f18 ?f19 ?f20 ?f21 ?f20 ?f21 ?f18 ?f15 ?f18" draw:glue-point-leaving-directions="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0"/>
          <draw:equation draw:name="f7" draw:formula="?f4 / 6105524"/>
          <draw:equation draw:name="f8" draw:formula="0 * ?f5 / 12192000"/>
          <draw:equation draw:name="f9" draw:formula="0 * ?f4 / 6105524"/>
          <draw:equation draw:name="f10" draw:formula="12192000 * ?f5 / 12192000"/>
          <draw:equation draw:name="f11" draw:formula="6105524 * ?f4 / 6105524"/>
          <draw:equation draw:name="f12" draw:formula="11435080 * ?f5 / 12192000"/>
          <draw:equation draw:name="f13" draw:formula="771523 * ?f4 / 6105524"/>
          <draw:equation draw:name="f14" draw:formula="767080 * ?f5 / 1219200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7"/>
          <draw:equation draw:name="f21" draw:formula="?f14 / ?f6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frame draw:id="id50" presentation:style-name="a284" draw:name="Title 1" svg:x="1.66in" svg:y="1.66in" svg:width="3.44in" svg:height="1.96in" presentation:class="title" presentation:placeholder="false">
        <draw:text-box>
          <text:p text:style-name="a283" text:class-names="" text:cond-style-name=""><text:span text:style-name="a281" text:class-names="">Click to edit Master title style</text:span><text:span text:style-name="a282" text:class-names=""/></text:p>
        </draw:text-box>
        <svg:title/>
        <svg:desc/>
      </draw:frame>
      <draw:frame draw:id="id51" presentation:style-name="a301" draw:name="Content Placeholder 2" svg:x="5.83in" svg:y="1.66in" svg:width="5.83in" svg:height="5.01in" presentation:class="object" presentation:placeholder="false">
        <draw:text-box>
          <text:list text:style-name="a287">
            <text:list-item>
              <text:p text:style-name="a286" text:class-names="" text:cond-style-name=""><text:span text:style-name="a285" text:class-names="">Click to edit Master text styles</text:span></text:p>
            </text:list-item>
          </text:list>
          <text:list text:style-name="a290">
            <text:list-item>
              <text:list text:style-name="a290">
                <text:list-item>
                  <text:p text:style-name="a289" text:class-names="" text:cond-style-name=""><text:span text:style-name="a288" text:class-names="">Second level</text:span></text:p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p text:style-name="a292" text:class-names="" text:cond-style-name=""><text:span text:style-name="a291" text:class-names="">Third level</text:span></text:p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p text:style-name="a295" text:class-names="" text:cond-style-name=""><text:span text:style-name="a2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list text:style-name="a300">
                            <text:list-item>
                              <text:p text:style-name="a299" text:class-names="" text:cond-style-name=""><text:span text:style-name="a297" text:class-names="">Fifth level</text:span><text:span text:style-name="a2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305" draw:name="Text Placeholder 3" svg:x="1.66in" svg:y="3.81in" svg:width="3.44in" svg:height="2.86in" presentation:class="outline" presentation:placeholder="false">
        <draw:text-box>
          <text:list text:style-name="a304">
            <text:list-item>
              <text:p text:style-name="a303" text:class-names="" text:cond-style-name=""><text:span text:style-name="a302" text:class-names="">Click to edit Master text styles</text:span></text:p>
            </text:list-item>
          </text:list>
        </draw:text-box>
        <svg:title/>
        <svg:desc/>
      </draw:frame>
      <draw:frame draw:id="id53" presentation:style-name="a310" draw:name="Date Placeholder 4" svg:x="9.63in" svg:y="7in" svg:width="2.04in" svg:height="0.39931in" presentation:class="date-time" presentation:placeholder="false">
        <draw:text-box>
          <text:p text:style-name="a309" text:class-names="" text:cond-style-name=""><text:span text:style-name="a306" text:class-names=""><text:date text:fixed="false" style:data-style-name="a307">2/12/2021</text:date></text:span><text:span text:style-name="a308" text:class-names=""/></text:p>
        </draw:text-box>
        <svg:title/>
        <svg:desc/>
      </draw:frame>
      <draw:frame draw:id="id54" presentation:style-name="a313" draw:name="Footer Placeholder 5" svg:x="0.83in" svg:y="7in" svg:width="6.67in" svg:height="0.39931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55" presentation:style-name="a317" draw:name="Slide Number Placeholder 6" svg:x="11.92in" svg:y="7in" svg:width="0.58in" svg:height="0.39931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>‹nr.›</text:page-number></text:span><text:span text:style-name="a315" text:class-names=""/></text:p>
        </draw:text-box>
        <svg:title/>
        <svg:desc/>
      </draw:frame>
    </style:master-page>
    <style:master-page style:name="Master1-Layout9-picTx-Picture-with-Caption" style:page-layout-name="pageLayout1" draw:style-name="a318">
      <draw:custom-shape svg:x="0in" svg:y="0in" svg:width="13.33333in" svg:height="6.67708in" draw:id="id56" draw:layer="Master1-bg" draw:style-name="a322" draw:name="Freeform: Shape 7">
        <svg:title/>
        <svg:desc/>
        <text:p text:style-name="a320" text:class-names="" text:cond-style-name=""><text:span text:style-name="a319" text:class-names=""/></text:p>
        <draw:enhanced-geometry xmlns:dr3d="urn:oasis:names:tc:opendocument:xmlns:dr3d:1.0" draw:type="non-primitive" svg:viewBox="0 0 12192000 6105524" draw:enhanced-path="M 0 0 L 12192000 0 12192000 6105524 11435080 6105524 11435080 771523 767080 771523 767080 6105524 0 6105524 Z N" draw:text-areas="?f22 ?f24 ?f23 ?f25" draw:glue-points="?f15 ?f16 ?f17 ?f16 ?f17 ?f18 ?f19 ?f18 ?f19 ?f20 ?f21 ?f20 ?f21 ?f18 ?f15 ?f18" draw:glue-point-leaving-directions="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0"/>
          <draw:equation draw:name="f7" draw:formula="?f4 / 6105524"/>
          <draw:equation draw:name="f8" draw:formula="0 * ?f5 / 12192000"/>
          <draw:equation draw:name="f9" draw:formula="0 * ?f4 / 6105524"/>
          <draw:equation draw:name="f10" draw:formula="12192000 * ?f5 / 12192000"/>
          <draw:equation draw:name="f11" draw:formula="6105524 * ?f4 / 6105524"/>
          <draw:equation draw:name="f12" draw:formula="11435080 * ?f5 / 12192000"/>
          <draw:equation draw:name="f13" draw:formula="771523 * ?f4 / 6105524"/>
          <draw:equation draw:name="f14" draw:formula="767080 * ?f5 / 1219200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7"/>
          <draw:equation draw:name="f21" draw:formula="?f14 / ?f6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frame draw:id="id57" presentation:style-name="a326" draw:name="Title 1" svg:x="1.66in" svg:y="1.66in" svg:width="3.44in" svg:height="1.96in" presentation:class="title" presentation:placeholder="false">
        <draw:text-box>
          <text:p text:style-name="a325" text:class-names="" text:cond-style-name=""><text:span text:style-name="a323" text:class-names="">Click to edit Master title style</text:span><text:span text:style-name="a324" text:class-names=""/></text:p>
        </draw:text-box>
        <svg:title/>
        <svg:desc/>
      </draw:frame>
      <draw:frame draw:id="id58" presentation:style-name="a330" draw:name="Picture Placeholder 2" svg:x="5.85in" svg:y="0.83556in" svg:width="6.66in" svg:height="5.83in" presentation:class="graphic" presentation:placeholder="false">
        <draw:text-box>
          <text:p text:style-name="a329" text:class-names="" text:cond-style-name=""><text:span text:style-name="a327" text:class-names="">Click icon to add picture</text:span><text:span text:style-name="a328" text:class-names=""/></text:p>
        </draw:text-box>
        <svg:title/>
        <svg:desc/>
      </draw:frame>
      <draw:frame draw:id="id59" presentation:style-name="a334" draw:name="Text Placeholder 3" svg:x="1.66in" svg:y="3.81in" svg:width="3.44in" svg:height="2.86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</draw:text-box>
        <svg:title/>
        <svg:desc/>
      </draw:frame>
      <draw:frame draw:id="id60" presentation:style-name="a339" draw:name="Date Placeholder 4" svg:x="9.63in" svg:y="7in" svg:width="2.04in" svg:height="0.39931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>2/12/2021</text:date></text:span><text:span text:style-name="a337" text:class-names=""/></text:p>
        </draw:text-box>
        <svg:title/>
        <svg:desc/>
      </draw:frame>
      <draw:frame draw:id="id61" presentation:style-name="a342" draw:name="Footer Placeholder 5" svg:x="0.83in" svg:y="7in" svg:width="6.67in" svg:height="0.39931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62" presentation:style-name="a346" draw:name="Slide Number Placeholder 6" svg:x="11.92in" svg:y="7in" svg:width="0.58in" svg:height="0.39931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>‹nr.›</text:page-number></text:span><text:span text:style-name="a344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47">
      <draw:custom-shape svg:x="0in" svg:y="0in" svg:width="13.33333in" svg:height="6.67708in" draw:id="id63" draw:layer="Master1-bg" draw:style-name="a351" draw:name="Freeform: Shape 7">
        <svg:title/>
        <svg:desc/>
        <text:p text:style-name="a349" text:class-names="" text:cond-style-name=""><text:span text:style-name="a348" text:class-names=""/></text:p>
        <draw:enhanced-geometry xmlns:dr3d="urn:oasis:names:tc:opendocument:xmlns:dr3d:1.0" draw:type="non-primitive" svg:viewBox="0 0 12192000 6105524" draw:enhanced-path="M 0 0 L 12192000 0 12192000 6105524 11435080 6105524 11435080 771523 767080 771523 767080 6105524 0 6105524 Z N" draw:text-areas="?f22 ?f24 ?f23 ?f25" draw:glue-points="?f15 ?f16 ?f17 ?f16 ?f17 ?f18 ?f19 ?f18 ?f19 ?f20 ?f21 ?f20 ?f21 ?f18 ?f15 ?f18" draw:glue-point-leaving-directions="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0"/>
          <draw:equation draw:name="f7" draw:formula="?f4 / 6105524"/>
          <draw:equation draw:name="f8" draw:formula="0 * ?f5 / 12192000"/>
          <draw:equation draw:name="f9" draw:formula="0 * ?f4 / 6105524"/>
          <draw:equation draw:name="f10" draw:formula="12192000 * ?f5 / 12192000"/>
          <draw:equation draw:name="f11" draw:formula="6105524 * ?f4 / 6105524"/>
          <draw:equation draw:name="f12" draw:formula="11435080 * ?f5 / 12192000"/>
          <draw:equation draw:name="f13" draw:formula="771523 * ?f4 / 6105524"/>
          <draw:equation draw:name="f14" draw:formula="767080 * ?f5 / 1219200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7"/>
          <draw:equation draw:name="f21" draw:formula="?f14 / ?f6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frame draw:id="id64" presentation:style-name="a355" draw:name="Title 1" svg:x="1.66in" svg:y="1.66in" svg:width="10in" svg:height="1.47in" presentation:class="title" presentation:placeholder="false">
        <draw:text-box>
          <text:p text:style-name="a354" text:class-names="" text:cond-style-name=""><text:span text:style-name="a352" text:class-names="">Click to edit Master title style</text:span><text:span text:style-name="a353" text:class-names=""/></text:p>
        </draw:text-box>
        <svg:title/>
        <svg:desc/>
      </draw:frame>
      <draw:frame draw:id="id65" presentation:style-name="a372" draw:name="Vertical Text Placeholder 2" svg:x="1.66in" svg:y="3.25in" svg:width="10in" svg:height="3.42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ifth le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377" draw:name="Date Placeholder 3" svg:x="9.63in" svg:y="7in" svg:width="2.04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>2/12/2021</text:date></text:span><text:span text:style-name="a375" text:class-names=""/></text:p>
        </draw:text-box>
        <svg:title/>
        <svg:desc/>
      </draw:frame>
      <draw:frame draw:id="id67" presentation:style-name="a380" draw:name="Footer Placeholder 4" svg:x="0.83in" svg:y="7in" svg:width="6.67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68" presentation:style-name="a384" draw:name="Slide Number Placeholder 5" svg:x="11.92in" svg:y="7in" svg:width="0.58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>‹nr.›</text:page-number></text:span><text:span text:style-name="a382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85">
      <draw:custom-shape svg:x="0in" svg:y="0in" svg:width="13.33333in" svg:height="6.67708in" draw:id="id69" draw:layer="Master1-bg" draw:style-name="a389" draw:name="Freeform: Shape 7">
        <svg:title/>
        <svg:desc/>
        <text:p text:style-name="a387" text:class-names="" text:cond-style-name=""><text:span text:style-name="a386" text:class-names=""/></text:p>
        <draw:enhanced-geometry xmlns:dr3d="urn:oasis:names:tc:opendocument:xmlns:dr3d:1.0" draw:type="non-primitive" svg:viewBox="0 0 12192000 6105524" draw:enhanced-path="M 0 0 L 12192000 0 12192000 6105524 11435080 6105524 11435080 771523 767080 771523 767080 6105524 0 6105524 Z N" draw:text-areas="?f22 ?f24 ?f23 ?f25" draw:glue-points="?f15 ?f16 ?f17 ?f16 ?f17 ?f18 ?f19 ?f18 ?f19 ?f20 ?f21 ?f20 ?f21 ?f18 ?f15 ?f18" draw:glue-point-leaving-directions="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0"/>
          <draw:equation draw:name="f7" draw:formula="?f4 / 6105524"/>
          <draw:equation draw:name="f8" draw:formula="0 * ?f5 / 12192000"/>
          <draw:equation draw:name="f9" draw:formula="0 * ?f4 / 6105524"/>
          <draw:equation draw:name="f10" draw:formula="12192000 * ?f5 / 12192000"/>
          <draw:equation draw:name="f11" draw:formula="6105524 * ?f4 / 6105524"/>
          <draw:equation draw:name="f12" draw:formula="11435080 * ?f5 / 12192000"/>
          <draw:equation draw:name="f13" draw:formula="771523 * ?f4 / 6105524"/>
          <draw:equation draw:name="f14" draw:formula="767080 * ?f5 / 1219200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7"/>
          <draw:equation draw:name="f21" draw:formula="?f14 / ?f6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frame draw:id="id70" presentation:style-name="a393" draw:name="Vertical Title 1" svg:x="9.24138in" svg:y="1.66in" svg:width="2.42862in" svg:height="4.97243in" presentation:class="title" presentation:placeholder="false">
        <draw:text-box>
          <text:p text:style-name="a392" text:class-names="" text:cond-style-name=""><text:span text:style-name="a390" text:class-names="">Click to edit Master title style</text:span><text:span text:style-name="a391" text:class-names=""/></text:p>
        </draw:text-box>
        <svg:title/>
        <svg:desc/>
      </draw:frame>
      <draw:frame draw:id="id71" presentation:style-name="a410" draw:name="Vertical Text Placeholder 2" svg:x="1.66in" svg:y="1.66in" svg:width="7.1769in" svg:height="4.97243in" presentation:class="outline" presentation:placeholder="false">
        <draw:text-box>
          <text:list text:style-name="a396">
            <text:list-item>
              <text:p text:style-name="a395" text:class-names="" text:cond-style-name=""><text:span text:style-name="a394" text:class-names="">Click to edit Master text styles</text:span></text:p>
            </text:list-item>
          </text:list>
          <text:list text:style-name="a399">
            <text:list-item>
              <text:list text:style-name="a399">
                <text:list-item>
                  <text:p text:style-name="a398" text:class-names="" text:cond-style-name=""><text:span text:style-name="a397" text:class-names="">Second level</text:span></text:p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p text:style-name="a401" text:class-names="" text:cond-style-name=""><text:span text:style-name="a400" text:class-names="">Third level</text:span></text:p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p text:style-name="a404" text:class-names="" text:cond-style-name=""><text:span text:style-name="a4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list text:style-name="a409">
                        <text:list-item>
                          <text:list text:style-name="a409">
                            <text:list-item>
                              <text:p text:style-name="a408" text:class-names="" text:cond-style-name=""><text:span text:style-name="a406" text:class-names="">Fifth level</text:span><text:span text:style-name="a4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15" draw:name="Date Placeholder 3" svg:x="9.63in" svg:y="7in" svg:width="2.04in" svg:height="0.39931in" presentation:class="date-time" presentation:placeholder="false">
        <draw:text-box>
          <text:p text:style-name="a414" text:class-names="" text:cond-style-name=""><text:span text:style-name="a411" text:class-names=""><text:date text:fixed="false" style:data-style-name="a412">2/12/2021</text:date></text:span><text:span text:style-name="a413" text:class-names=""/></text:p>
        </draw:text-box>
        <svg:title/>
        <svg:desc/>
      </draw:frame>
      <draw:frame draw:id="id73" presentation:style-name="a418" draw:name="Footer Placeholder 4" svg:x="0.83in" svg:y="7in" svg:width="6.67in" svg:height="0.39931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74" presentation:style-name="a422" draw:name="Slide Number Placeholder 5" svg:x="11.92in" svg:y="7in" svg:width="0.58in" svg:height="0.39931in" presentation:class="page-number" presentation:placeholder="false">
        <draw:text-box>
          <text:p text:style-name="a421" text:class-names="" text:cond-style-name=""><text:span text:style-name="a419" text:class-names=""><text:page-number style:num-format="1" text:fixed="false">‹nr.›</text:page-number></text:span><text:span text:style-name="a420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hessinator</dc:title>
    <meta:initial-creator>Siem lucassen</meta:initial-creator>
    <dc:creator>Siem lucassen</dc:creator>
    <meta:creation-date>2021-02-12T08:59:07Z</meta:creation-date>
    <dc:date>2021-02-12T10:02:33Z</dc:date>
    <meta:template xlink:href="Default%20Theme" xlink:type="simple"/>
    <meta:editing-cycles>3</meta:editing-cycles>
    <meta:editing-duration>PT3805S</meta:editing-duration>
    <meta:document-statistic meta:paragraph-count="8" meta:word-count="18"/>
  </office:meta>
</office:document-meta>
</file>